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1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看看這整個大環境，對民營業者而言，前景是一片黯淡。民營業者前有電信法規（加</text:p>
      <text:p text:style-name="Preformatted_20_Text">值網路業者管理辦法等等）的限制與眼前的經營負擔，後有大財團與財團法人介入市場</text:p>
      <text:p text:style-name="Preformatted_20_Text">，腹背受敵，私底下則自家人大打出手，價格大戰打得天翻地覆。相對於其所作的努力，</text:p>
      <text:p text:style-name="Preformatted_20_Text">卻是市場無情的競爭，稍早，筆者曾建言業者以服務取勝，而非以價格迎戰。然而價格戰</text:p>
      <text:p text:style-name="Preformatted_20_Text">卻破壞了整個市場的機制，從市場面來看，專注於價格戰相對地壓低業者對服務品質的維</text:p>
      <text:p text:style-name="Preformatted_20_Text">持；對於業者而言，所投資的成本尚未回收前，即不斷低價出售自己的服務並非好事，而</text:p>
      <text:p text:style-name="Preformatted_20_Text">會帶來惡性競爭。對消費者而言，表面上看起來，業者的價格戰也許造就了鷸蚌相爭，</text:p>
      <text:p text:style-name="Preformatted_20_Text">漁翁得利的良機，然而這卻很可能是一個假象，俗話說一分錢一分貨，便宜的價格</text:p>
      <text:p text:style-name="Preformatted_20_Text">一定是賺到便宜了嗎？那麼為何還有許多人願意花大錢穿名牌衣服？</text:p>
      <text:p text:style-name="Preformatted_20_Text"/>
      <text:p text:style-name="Preformatted_20_Text">業者多為技術背景，沒有良好的行銷制度規劃與公司營運計畫來做較長遠的打算，是</text:p>
      <text:p text:style-name="Preformatted_20_Text">很容易被市場所淘汰的。Internet 最大的消費市場固然是建立在 End User 的存取服務上</text:p>
      <text:p text:style-name="Preformatted_20_Text">，但是在市場規模（據調查，目前台灣地區的 Internet 使用人數約為30萬人，其中超</text:p>
      <text:p text:style-name="Preformatted_20_Text">過3/4的使用族群是以學校為主）尚未建立與確立前，業者應以開發相關網路服務為</text:p>
      <text:p text:style-name="Preformatted_20_Text">首要。這些調查數字的可信度如何，也有待查證，切勿被數字假象所矇騙。</text:p>
      <text:p text:style-name="Preformatted_20_Text"/>
      <text:p text:style-name="Preformatted_20_Text">要健全國內 Internet 在商業上的應用，筆者認為首先要建立服務有價的觀念，以及</text:p>
      <text:p text:style-name="Preformatted_20_Text">確定合理價格的制定。在市場規模雛形初現之際，如何讓消費者肯定業者的服務，付費使</text:p>
      <text:p text:style-name="Preformatted_20_Text">用線上服務，是業者的首要考量點。不少新進業者未先作好市場評估與成本估算，即盲目</text:p>
      <text:p text:style-name="Preformatted_20_Text">投入 Internet 市場，在強烈的淘汰競爭下，不斷地開發線上服務。其所投下的成本，與惡性</text:p>
      <text:p text:style-name="Preformatted_20_Text">削價競爭所造成的回收不成比例，許多業者在長期虧損的狀態下，究竟還能有多少生存空</text:p>
      <text:p text:style-name="Preformatted_20_Text">間不得而知。</text:p>
      <text:p text:style-name="Preformatted_20_Text"/>
      <text:p text:style-name="Preformatted_20_Text">公營事業須受社會大眾監督。即使是不符合成本效益的部分亦須考量社會大眾的需求</text:p>
      <text:p text:style-name="Preformatted_20_Text">，例如鐵路局在冷門時段開闢火車班次、郵局在較為偏僻地區提供郵寄、電信局在偏僻地區</text:p>
      <text:p text:style-name="Preformatted_20_Text">搭設電信線路等等。公營事業的優勢是獨佔市場，然而獨佔的需要，是建立在民間無</text:p>
      <text:p text:style-name="Preformatted_20_Text">法以有效的資金、技術及其他客觀條件下成立民營機構時，由政府「輔助」市場的形成。</text:p>
      <text:p text:style-name="Preformatted_20_Text">在民風漸開的今日，公營事業的民營化已儼然成為世界的趨勢。</text:p>
      <text:p text:style-name="Preformatted_20_Text"/>
      <text:p text:style-name="Preformatted_20_Text">反觀民營的部分，若無健全管理辦法，則消費者權益難以保障。以往民營的優勢無非</text:p>
      <text:p text:style-name="Preformatted_20_Text">是彈性與服務，民營業者可以是小至三人的小公司，可以提供各種服務的組合；公營因有</text:p>
      <text:p text:style-name="Preformatted_20_Text">著既有的包袱，在這幾個方面就無法與民營業者相較了。現階段的公營網路服務業者多以</text:p>
      <text:p text:style-name="Preformatted_20_Text">價格取勝，而民營業者則仰賴口碑的建立；公營業者多以 Internet 存取、撥接用戶為主</text:p>
      <text:p text:style-name="Preformatted_20_Text">要業務，而民營業者在無法有效分食市場大餅的前提下，則紛紛開發其他服務項目，</text:p>
      <text:p text:style-name="Preformatted_20_Text">這些項目目前包括以下數點。</text:p>
      <text:p text:style-name="Preformatted_20_Text"/>
      <text:p text:style-name="Preformatted_20_Text">這是民營業者目前「補貼」虧損的幾個生機來源，有不少業者每個月支出三、四十萬</text:p>
      <text:p text:style-name="Preformatted_20_Text">的固定開支，包括人事、管銷、專線租費、宣傳費用等，與 Internet 撥接用戶的業務收</text:p>
      <text:p text:style-name="Preformatted_20_Text">入無法相比擬，造成嚴重的營運負擔。公營業者則藉現有電信線路的優勢，吞食大部分的</text:p>
      <text:p text:style-name="Preformatted_20_Text">撥接業務。在短期間，無法與公營業者在立足點上取得平等的情況下，民營業者不妨考慮</text:p>
      <text:p text:style-name="Preformatted_20_Text">在市場開發先期，以良性結盟合作取代惡性削價競爭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>
  <office:font-face-decls>
    <style:font-face style:name="Mangal1" svg:font-family="Mangal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Microsoft YaHei" style:font-size-asian="12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細明體" style:font-size-asian="10pt" style:font-name-complex="Courier New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document-statistic meta:table-count="0" meta:image-count="0" meta:object-count="0" meta:page-count="1" meta:paragraph-count="36" meta:word-count="1256" meta:character-count="1320"/>
    <meta:generator>OpenOffice/4.1.1$Win32 OpenOffice.org_project/411m6$Build-9775</meta:generator>
  </office:meta>
</office:document-meta>
</file>